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, sans-serif"/>
    <style:font-face style:name="Mangal1" svg:font-family="Mangal"/>
    <style:font-face style:name="PingFang SC" svg:font-family="'PingFang SC', 'Microsoft YaHei', 'Helvetica Neue', Helvetica, Arial, sans-serif"/>
    <style:font-face style:name="apple-system1" svg:font-family="apple-system, BlinkMacSystemFont, 'Apple Color Emoji', 'Segoe UI Emoji', 'Segoe UI Symbol', 'Segoe UI', 'PingFang SC', 'Hiragino Sans GB', 'Microsoft YaHei', 'Helvetica Neue', Helvetica, Arial, sans-serif"/>
    <style:font-face style:name="apple-system" svg:font-family="apple-system, 'SF UI Text', Arial, 'PingFang SC', 'Hiragino Sans GB', 'Microsoft YaHei', 'WenQuanYi Micro 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24cm"/>
    </style:style>
    <style:style style:name="表格1.B" style:family="table-column">
      <style:table-column-properties style:column-width="1.766cm"/>
    </style:style>
    <style:style style:name="表格1.C" style:family="table-column">
      <style:table-column-properties style:column-width="2.302cm"/>
    </style:style>
    <style:style style:name="表格1.D" style:family="table-column">
      <style:table-column-properties style:column-width="1.402cm"/>
    </style:style>
    <style:style style:name="表格1.E" style:family="table-column">
      <style:table-column-properties style:column-width="9.41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3.096cm"/>
    </style:style>
    <style:style style:name="表格2.B" style:family="table-column">
      <style:table-column-properties style:column-width="2.196cm"/>
    </style:style>
    <style:style style:name="表格2.C" style:family="table-column">
      <style:table-column-properties style:column-width="1.905cm"/>
    </style:style>
    <style:style style:name="表格2.D" style:family="table-column">
      <style:table-column-properties style:column-width="1.799cm"/>
    </style:style>
    <style:style style:name="表格2.E" style:family="table-column">
      <style:table-column-properties style:column-width="8.017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92cm" fo:margin-left="0cm" table:align="left"/>
    </style:style>
    <style:style style:name="表格3.A" style:family="table-column">
      <style:table-column-properties style:column-width="2.09cm"/>
    </style:style>
    <style:style style:name="表格3.B" style:family="table-column">
      <style:table-column-properties style:column-width="2.302cm"/>
    </style:style>
    <style:style style:name="表格3.C" style:family="table-column">
      <style:table-column-properties style:column-width="1.614cm"/>
    </style:style>
    <style:style style:name="表格3.D" style:family="table-column">
      <style:table-column-properties style:column-width="1.905cm"/>
    </style:style>
    <style:style style:name="表格3.E" style:family="table-column">
      <style:table-column-properties style:column-width="1.191cm"/>
    </style:style>
    <style:style style:name="表格3.F" style:family="table-column">
      <style:table-column-properties style:column-width="7.99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92cm" fo:margin-left="0cm" table:align="left"/>
    </style:style>
    <style:style style:name="表格4.A" style:family="table-column">
      <style:table-column-properties style:column-width="2.408cm"/>
    </style:style>
    <style:style style:name="表格4.B" style:family="table-column">
      <style:table-column-properties style:column-width="2.238cm"/>
    </style:style>
    <style:style style:name="表格4.C" style:family="table-column">
      <style:table-column-properties style:column-width="1.651cm"/>
    </style:style>
    <style:style style:name="表格4.E" style:family="table-column">
      <style:table-column-properties style:column-width="2.302cm"/>
    </style:style>
    <style:style style:name="表格4.F" style:family="table-column">
      <style:table-column-properties style:column-width="6.085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7.805cm" table:align="left"/>
    </style:style>
    <style:style style:name="表格5.A" style:family="table-column">
      <style:table-column-properties style:column-width="3.117cm"/>
    </style:style>
    <style:style style:name="表格5.B" style:family="table-column">
      <style:table-column-properties style:column-width="4.688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212cm"/>
    </style:style>
    <style:style style:name="表格7.B" style:family="table-column">
      <style:table-column-properties style:column-width="1.984cm"/>
    </style:style>
    <style:style style:name="表格7.C" style:family="table-column">
      <style:table-column-properties style:column-width="9.816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2.325cm"/>
    </style:style>
    <style:style style:name="表格6.C" style:family="table-column">
      <style:table-column-properties style:column-width="9.022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02c4" officeooo:paragraph-rsid="000602c4"/>
    </style:style>
    <style:style style:name="P2" style:family="paragraph" style:parent-style-name="Standard">
      <style:text-properties officeooo:rsid="000602c4" officeooo:paragraph-rsid="000932fb"/>
    </style:style>
    <style:style style:name="P3" style:family="paragraph" style:parent-style-name="Standard">
      <style:text-properties officeooo:rsid="000602c4" officeooo:paragraph-rsid="000e34a0"/>
    </style:style>
    <style:style style:name="P4" style:family="paragraph" style:parent-style-name="Standard">
      <style:text-properties officeooo:paragraph-rsid="000932fb"/>
    </style:style>
    <style:style style:name="P5" style:family="paragraph" style:parent-style-name="Table_20_Contents">
      <style:text-properties officeooo:rsid="0003ad14" officeooo:paragraph-rsid="0003ad14"/>
    </style:style>
    <style:style style:name="P6" style:family="paragraph" style:parent-style-name="Table_20_Contents">
      <style:text-properties officeooo:rsid="0003ad14" officeooo:paragraph-rsid="0005bf00"/>
    </style:style>
    <style:style style:name="P7" style:family="paragraph" style:parent-style-name="Table_20_Contents">
      <style:text-properties officeooo:rsid="0003ad14" officeooo:paragraph-rsid="000932fb"/>
    </style:style>
    <style:style style:name="P8" style:family="paragraph" style:parent-style-name="Table_20_Contents">
      <style:text-properties officeooo:rsid="0003ad14" officeooo:paragraph-rsid="000a4101"/>
    </style:style>
    <style:style style:name="P9" style:family="paragraph" style:parent-style-name="Table_20_Contents">
      <style:text-properties officeooo:rsid="0003ad14" officeooo:paragraph-rsid="000b948d"/>
    </style:style>
    <style:style style:name="P10" style:family="paragraph" style:parent-style-name="Table_20_Contents">
      <style:text-properties officeooo:rsid="0003ad14" officeooo:paragraph-rsid="000c8a10"/>
    </style:style>
    <style:style style:name="P11" style:family="paragraph" style:parent-style-name="Table_20_Contents">
      <style:text-properties officeooo:rsid="0003ad14" officeooo:paragraph-rsid="000e34a0"/>
    </style:style>
    <style:style style:name="P12" style:family="paragraph" style:parent-style-name="Table_20_Contents">
      <style:text-properties officeooo:rsid="0003dc35" officeooo:paragraph-rsid="0003dc35"/>
    </style:style>
    <style:style style:name="P13" style:family="paragraph" style:parent-style-name="Table_20_Contents">
      <style:text-properties officeooo:rsid="00058f94" officeooo:paragraph-rsid="00058f94"/>
    </style:style>
    <style:style style:name="P14" style:family="paragraph" style:parent-style-name="Table_20_Contents">
      <style:text-properties officeooo:rsid="00058f94" officeooo:paragraph-rsid="000932fb"/>
    </style:style>
    <style:style style:name="P15" style:family="paragraph" style:parent-style-name="Table_20_Contents">
      <style:text-properties officeooo:rsid="00058f94" officeooo:paragraph-rsid="000a4101"/>
    </style:style>
    <style:style style:name="P16" style:family="paragraph" style:parent-style-name="Table_20_Contents">
      <style:text-properties officeooo:rsid="00058f94" officeooo:paragraph-rsid="000e34a0"/>
    </style:style>
    <style:style style:name="P17" style:family="paragraph" style:parent-style-name="Table_20_Contents">
      <style:text-properties officeooo:rsid="0005bf00" officeooo:paragraph-rsid="0005bf00"/>
    </style:style>
    <style:style style:name="P18" style:family="paragraph" style:parent-style-name="Table_20_Contents">
      <style:text-properties officeooo:rsid="0005bf00" officeooo:paragraph-rsid="000932fb"/>
    </style:style>
    <style:style style:name="P19" style:family="paragraph" style:parent-style-name="Table_20_Contents">
      <style:text-properties officeooo:rsid="0005bf00" officeooo:paragraph-rsid="000e34a0"/>
    </style:style>
    <style:style style:name="P20" style:family="paragraph" style:parent-style-name="Table_20_Contents">
      <style:text-properties officeooo:rsid="000b948d" officeooo:paragraph-rsid="000b948d"/>
    </style:style>
    <style:style style:name="P21" style:family="paragraph" style:parent-style-name="Table_20_Contents">
      <style:text-properties officeooo:rsid="000b948d" officeooo:paragraph-rsid="000c8a10"/>
    </style:style>
    <style:style style:name="P22" style:family="paragraph" style:parent-style-name="Table_20_Contents">
      <style:text-properties officeooo:rsid="000c8a10" officeooo:paragraph-rsid="000c8a10"/>
    </style:style>
    <style:style style:name="P23" style:family="paragraph" style:parent-style-name="Table_20_Contents">
      <style:text-properties officeooo:rsid="000f86c8" officeooo:paragraph-rsid="0010e975"/>
    </style:style>
    <style:style style:name="P24" style:family="paragraph" style:parent-style-name="Standard">
      <style:text-properties officeooo:paragraph-rsid="000e34a0"/>
    </style:style>
    <style:style style:name="P25" style:family="paragraph" style:parent-style-name="Standard">
      <style:text-properties officeooo:rsid="000602c4" officeooo:paragraph-rsid="00181685"/>
    </style:style>
    <style:style style:name="P26" style:family="paragraph" style:parent-style-name="Standard">
      <style:text-properties officeooo:paragraph-rsid="00181685"/>
    </style:style>
    <style:style style:name="P27" style:family="paragraph" style:parent-style-name="Standard">
      <style:text-properties officeooo:paragraph-rsid="0021c100"/>
    </style:style>
    <style:style style:name="P28" style:family="paragraph" style:parent-style-name="Standard">
      <style:text-properties officeooo:rsid="0031d2f1" officeooo:paragraph-rsid="0031d2f1"/>
    </style:style>
    <style:style style:name="P29" style:family="paragraph" style:parent-style-name="Table_20_Contents">
      <style:text-properties officeooo:rsid="000b948d" officeooo:paragraph-rsid="000e34a0"/>
    </style:style>
    <style:style style:name="P30" style:family="paragraph" style:parent-style-name="Table_20_Contents">
      <style:text-properties officeooo:rsid="000b948d" officeooo:paragraph-rsid="001521ef"/>
    </style:style>
    <style:style style:name="P31" style:family="paragraph" style:parent-style-name="Table_20_Contents">
      <style:text-properties officeooo:rsid="000b948d" officeooo:paragraph-rsid="00157106"/>
    </style:style>
    <style:style style:name="P32" style:family="paragraph" style:parent-style-name="Table_20_Contents">
      <style:text-properties officeooo:rsid="000b948d" officeooo:paragraph-rsid="00165fa1"/>
    </style:style>
    <style:style style:name="P33" style:family="paragraph" style:parent-style-name="Table_20_Contents">
      <style:text-properties officeooo:rsid="000b948d" officeooo:paragraph-rsid="0021c100"/>
    </style:style>
    <style:style style:name="P34" style:family="paragraph" style:parent-style-name="Table_20_Contents">
      <style:text-properties officeooo:rsid="000b948d" officeooo:paragraph-rsid="0037076d"/>
    </style:style>
    <style:style style:name="P35" style:family="paragraph" style:parent-style-name="Table_20_Contents">
      <style:text-properties officeooo:rsid="0003ad14" officeooo:paragraph-rsid="000e34a0"/>
    </style:style>
    <style:style style:name="P36" style:family="paragraph" style:parent-style-name="Table_20_Contents">
      <style:text-properties officeooo:rsid="0003ad14" officeooo:paragraph-rsid="00181685"/>
    </style:style>
    <style:style style:name="P37" style:family="paragraph" style:parent-style-name="Table_20_Contents">
      <style:text-properties officeooo:rsid="0003ad14" officeooo:paragraph-rsid="003241cf"/>
    </style:style>
    <style:style style:name="P38" style:family="paragraph" style:parent-style-name="Table_20_Contents">
      <style:text-properties officeooo:rsid="00058f94" officeooo:paragraph-rsid="000e34a0"/>
    </style:style>
    <style:style style:name="P39" style:family="paragraph" style:parent-style-name="Table_20_Contents">
      <style:text-properties officeooo:rsid="00058f94" officeooo:paragraph-rsid="00181685"/>
    </style:style>
    <style:style style:name="P40" style:family="paragraph" style:parent-style-name="Table_20_Contents">
      <style:text-properties officeooo:rsid="00058f94" officeooo:paragraph-rsid="0021c100"/>
    </style:style>
    <style:style style:name="P41" style:family="paragraph" style:parent-style-name="Table_20_Contents">
      <style:text-properties officeooo:rsid="001521ef" officeooo:paragraph-rsid="001521ef"/>
    </style:style>
    <style:style style:name="P42" style:family="paragraph" style:parent-style-name="Table_20_Contents">
      <style:text-properties officeooo:paragraph-rsid="00157106"/>
    </style:style>
    <style:style style:name="P43" style:family="paragraph" style:parent-style-name="Table_20_Contents">
      <style:text-properties officeooo:rsid="00157106" officeooo:paragraph-rsid="00157106"/>
    </style:style>
    <style:style style:name="P44" style:family="paragraph" style:parent-style-name="Table_20_Contents">
      <style:text-properties officeooo:rsid="00165fa1" officeooo:paragraph-rsid="00165fa1"/>
    </style:style>
    <style:style style:name="P45" style:family="paragraph" style:parent-style-name="Table_20_Contents">
      <style:text-properties officeooo:rsid="00165fa1" officeooo:paragraph-rsid="00181685"/>
    </style:style>
    <style:style style:name="P46" style:family="paragraph" style:parent-style-name="Table_20_Contents">
      <style:text-properties officeooo:rsid="00165fa1" officeooo:paragraph-rsid="0019a5f8"/>
    </style:style>
    <style:style style:name="P47" style:family="paragraph" style:parent-style-name="Table_20_Contents">
      <style:text-properties officeooo:rsid="00165fa1" officeooo:paragraph-rsid="0037076d"/>
    </style:style>
    <style:style style:name="P48" style:family="paragraph" style:parent-style-name="Table_20_Contents">
      <style:text-properties officeooo:rsid="0005bf00" officeooo:paragraph-rsid="00181685"/>
    </style:style>
    <style:style style:name="P49" style:family="paragraph" style:parent-style-name="Table_20_Contents">
      <style:text-properties officeooo:paragraph-rsid="00181685"/>
    </style:style>
    <style:style style:name="P50" style:family="paragraph" style:parent-style-name="Table_20_Contents">
      <style:text-properties officeooo:rsid="0021c100" officeooo:paragraph-rsid="0021c100"/>
    </style:style>
    <style:style style:name="P51" style:family="paragraph" style:parent-style-name="Table_20_Contents">
      <style:text-properties officeooo:rsid="000602c4" officeooo:paragraph-rsid="00181685"/>
    </style:style>
    <style:style style:name="P52" style:family="paragraph" style:parent-style-name="Table_20_Contents">
      <style:text-properties officeooo:rsid="000602c4" officeooo:paragraph-rsid="0033f237"/>
    </style:style>
    <style:style style:name="P53" style:family="paragraph" style:parent-style-name="Table_20_Contents">
      <style:text-properties officeooo:rsid="000602c4" officeooo:paragraph-rsid="00352924"/>
    </style:style>
    <style:style style:name="P54" style:family="paragraph" style:parent-style-name="Table_20_Contents">
      <style:text-properties officeooo:rsid="002cc89f" officeooo:paragraph-rsid="002cc89f"/>
    </style:style>
    <style:style style:name="P55" style:family="paragraph" style:parent-style-name="Table_20_Contents">
      <style:text-properties officeooo:rsid="002cc89f" officeooo:paragraph-rsid="002d2b78"/>
    </style:style>
    <style:style style:name="P56" style:family="paragraph" style:parent-style-name="Table_20_Contents">
      <style:text-properties officeooo:paragraph-rsid="002cc89f"/>
    </style:style>
    <style:style style:name="P57" style:family="paragraph" style:parent-style-name="Table_20_Contents">
      <style:text-properties fo:font-size="10.5pt" officeooo:rsid="00306ae7" officeooo:paragraph-rsid="00306ae7" style:font-size-asian="10.5pt" style:font-size-complex="10.5pt"/>
    </style:style>
    <style:style style:name="P58" style:family="paragraph" style:parent-style-name="Table_20_Contents">
      <style:text-properties fo:font-size="10.5pt" officeooo:rsid="000602c4" officeooo:paragraph-rsid="00181685" style:font-size-asian="10.5pt" style:font-size-complex="10.5pt"/>
    </style:style>
    <style:style style:name="P59" style:family="paragraph" style:parent-style-name="Table_20_Contents">
      <style:text-properties officeooo:rsid="0033f237" officeooo:paragraph-rsid="0033f237"/>
    </style:style>
    <style:style style:name="P60" style:family="paragraph" style:parent-style-name="Table_20_Contents">
      <style:text-properties officeooo:rsid="0033f237" officeooo:paragraph-rsid="0035f6b6"/>
    </style:style>
    <style:style style:name="P61" style:family="paragraph" style:parent-style-name="Table_20_Contents">
      <style:text-properties officeooo:rsid="0034fe80" officeooo:paragraph-rsid="0034fe80"/>
    </style:style>
    <style:style style:name="P62" style:family="paragraph" style:parent-style-name="Table_20_Contents">
      <style:text-properties officeooo:rsid="0037076d" officeooo:paragraph-rsid="0037076d"/>
    </style:style>
    <style:style style:name="P6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T1" style:family="text">
      <style:text-properties officeooo:rsid="0003ad14"/>
    </style:style>
    <style:style style:name="T2" style:family="text">
      <style:text-properties officeooo:rsid="000602c4"/>
    </style:style>
    <style:style style:name="T3" style:family="text">
      <style:text-properties officeooo:rsid="000755ca"/>
    </style:style>
    <style:style style:name="T4" style:family="text">
      <style:text-properties officeooo:rsid="000932fb"/>
    </style:style>
    <style:style style:name="T5" style:family="text">
      <style:text-properties officeooo:rsid="000b948d"/>
    </style:style>
    <style:style style:name="T6" style:family="text">
      <style:text-properties officeooo:rsid="000e34a0"/>
    </style:style>
    <style:style style:name="T7" style:family="text">
      <style:text-properties officeooo:rsid="0013594e"/>
    </style:style>
    <style:style style:name="T8" style:family="text">
      <style:text-properties officeooo:rsid="001521ef"/>
    </style:style>
    <style:style style:name="T9" style:family="text">
      <style:text-properties fo:font-variant="normal" fo:text-transform="none" fo:color="#000000" loext:opacity="100%" style:font-name="PingFang SC" fo:font-size="9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PingFang SC" fo:font-size="9pt" fo:letter-spacing="normal" fo:font-style="normal" fo:font-weight="normal" style:font-name-asian="PingFang SC" style:font-size-asian="9pt" style:font-style-asian="normal" style:font-weight-asian="normal"/>
    </style:style>
    <style:style style:name="T11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157106" style:font-name-asian="PingFang SC" style:font-size-asian="9pt" style:font-style-asian="normal" style:font-weight-asian="normal"/>
    </style:style>
    <style:style style:name="T12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0b948d" style:font-name-asian="PingFang SC" style:font-size-asian="9pt" style:font-style-asian="normal" style:font-weight-asian="normal"/>
    </style:style>
    <style:style style:name="T13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2866a3"/>
    </style:style>
    <style:style style:name="T14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2d2b78"/>
    </style:style>
    <style:style style:name="T15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0b948d"/>
    </style:style>
    <style:style style:name="T16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33f237"/>
    </style:style>
    <style:style style:name="T17" style:family="text">
      <style:text-properties fo:font-variant="normal" fo:text-transform="none" fo:color="#000000" loext:opacity="100%" style:font-name="PingFang SC" fo:font-size="9pt" fo:letter-spacing="normal" fo:font-style="normal" fo:font-weight="normal" officeooo:rsid="0035f6b6"/>
    </style:style>
    <style:style style:name="T18" style:family="text">
      <style:text-properties fo:font-variant="normal" fo:text-transform="none" fo:color="#000000" loext:opacity="100%" fo:letter-spacing="normal" style:font-name-asian="PingFang SC" style:font-size-asian="9pt" style:font-style-asian="normal" style:font-weight-asian="normal"/>
    </style:style>
    <style:style style:name="T19" style:family="text">
      <style:text-properties fo:font-variant="normal" fo:text-transform="none" fo:color="#000000" loext:opacity="100%" fo:letter-spacing="normal" officeooo:rsid="0033f237" style:font-name-asian="PingFang SC" style:font-size-asian="9pt" style:font-style-asian="normal" style:font-weight-asian="normal"/>
    </style:style>
    <style:style style:name="T20" style:family="text">
      <style:text-properties fo:font-variant="normal" fo:text-transform="none" fo:color="#000000" loext:opacity="100%" fo:letter-spacing="normal" officeooo:rsid="00352924" style:font-name-asian="PingFang SC" style:font-size-asian="9pt" style:font-style-asian="normal" style:font-weight-asian="normal"/>
    </style:style>
    <style:style style:name="T21" style:family="text">
      <style:text-properties fo:font-variant="normal" fo:text-transform="none" fo:color="#008000" loext:opacity="100%" style:font-name="Courier New" fo:font-size="9pt" fo:letter-spacing="normal" fo:font-style="normal" fo:font-weight="normal"/>
    </style:style>
    <style:style style:name="T22" style:family="text">
      <style:text-properties officeooo:rsid="00165fa1"/>
    </style:style>
    <style:style style:name="T23" style:family="text">
      <style:text-properties officeooo:rsid="00181685"/>
    </style:style>
    <style:style style:name="T24" style:family="text">
      <style:text-properties officeooo:rsid="0021c100"/>
    </style:style>
    <style:style style:name="T25" style:family="text">
      <style:text-properties officeooo:rsid="002cc89f"/>
    </style:style>
    <style:style style:name="T26" style:family="text">
      <style:text-properties officeooo:rsid="00306ae7"/>
    </style:style>
    <style:style style:name="T27" style:family="text">
      <style:text-properties style:language-asian="zh" style:country-asian="CN"/>
    </style:style>
    <style:style style:name="T28" style:family="text">
      <style:text-properties officeooo:rsid="0035f6b6"/>
    </style:style>
    <style:style style:name="T29" style:family="text">
      <style:text-properties officeooo:rsid="00370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TableLine2628414227120">
          <table:table-cell table:style-name="表格1.A1" table:number-rows-spanned="4" office:value-type="string">
            <text:p text:style-name="P5">Flv Header</text:p>
          </table:table-cell>
          <table:table-cell table:style-name="表格1.A1" office:value-type="string">
            <text:p text:style-name="P5">3 Byte</text:p>
          </table:table-cell>
          <table:table-cell table:style-name="表格1.C1" table:number-columns-spanned="3" office:value-type="string">
            <text:p text:style-name="P5">Signature为文件标识，”FLV”，值为0x46，0x4c，0x66</text:p>
          </table:table-cell>
          <table:covered-table-cell/>
          <table:covered-table-cell/>
        </table:table-row>
        <table:table-row table:style-name="TableLine2628414232832">
          <table:covered-table-cell/>
          <table:table-cell table:style-name="表格1.B2" office:value-type="string">
            <text:p text:style-name="P5">1 Byte</text:p>
          </table:table-cell>
          <table:table-cell table:style-name="表格1.C2" table:number-columns-spanned="3" office:value-type="string">
            <text:p text:style-name="P5">Version为版本，目前为0x01</text:p>
          </table:table-cell>
          <table:covered-table-cell/>
          <table:covered-table-cell/>
        </table:table-row>
        <table:table-row table:style-name="TableLine2628414231200">
          <table:covered-table-cell/>
          <table:table-cell table:style-name="表格1.B2" office:value-type="string">
            <text:p text:style-name="P5">1 Byte</text:p>
          </table:table-cell>
          <table:table-cell table:style-name="表格1.C2" table:number-columns-spanned="3" office:value-type="string">
            <text:p text:style-name="P5">Flags前5位和第7位必须为0.第6和8位分别表示是否存在音频和视频Tag</text:p>
          </table:table-cell>
          <table:covered-table-cell/>
          <table:covered-table-cell/>
        </table:table-row>
        <table:table-row table:style-name="TableLine2628414227664">
          <table:covered-table-cell/>
          <table:table-cell table:style-name="表格1.B2" office:value-type="string">
            <text:p text:style-name="P5">4 Byte</text:p>
          </table:table-cell>
          <table:table-cell table:style-name="表格1.C2" table:number-columns-spanned="3" office:value-type="string">
            <text:p text:style-name="P5">Headersize表示Flv Header的大小，版本1中为9</text:p>
          </table:table-cell>
          <table:covered-table-cell/>
          <table:covered-table-cell/>
        </table:table-row>
        <table:table-row table:style-name="TableLine2628414233920">
          <table:table-cell table:style-name="表格1.B2" table:number-rows-spanned="16" office:value-type="string">
            <text:p text:style-name="P12">Flv Body</text:p>
          </table:table-cell>
          <table:table-cell table:style-name="表格1.B2" office:value-type="string">
            <text:p text:style-name="P8">4 Byte</text:p>
          </table:table-cell>
          <table:table-cell table:style-name="表格1.C2" table:number-columns-spanned="3" office:value-type="string">
            <text:p text:style-name="P15">Previous Tag Size</text:p>
          </table:table-cell>
          <table:covered-table-cell/>
          <table:covered-table-cell/>
        </table:table-row>
        <table:table-row table:style-name="TableLine2628414228480">
          <table:covered-table-cell/>
          <table:table-cell table:style-name="表格1.B2" table:number-rows-spanned="6" office:value-type="string">
            <text:p text:style-name="P13">Tag #1</text:p>
          </table:table-cell>
          <table:table-cell table:style-name="表格1.B2" table:number-rows-spanned="5" office:value-type="string">
            <text:p text:style-name="P13">Tag Header</text:p>
          </table:table-cell>
          <table:table-cell table:style-name="表格1.B2" office:value-type="string">
            <text:p text:style-name="P6">1 Byte</text:p>
          </table:table-cell>
          <table:table-cell table:style-name="表格1.C2" office:value-type="string">
            <text:p text:style-name="P17">Type表示Tag类型，音频（0x08），视频（<text:span text:style-name="T2">0x09</text:span>），元数据（<text:span text:style-name="T2">0x12</text:span>）</text:p>
          </table:table-cell>
        </table:table-row>
        <table:table-row table:style-name="TableLine2628416032512">
          <table:covered-table-cell/>
          <table:covered-table-cell/>
          <table:covered-table-cell/>
          <table:table-cell table:style-name="表格1.B2" office:value-type="string">
            <text:p text:style-name="P6">3 Byte</text:p>
          </table:table-cell>
          <table:table-cell table:style-name="表格1.C2" office:value-type="string">
            <text:p text:style-name="P1">Datasize表示Tag Data的大小</text:p>
          </table:table-cell>
        </table:table-row>
        <table:table-row table:style-name="TableLine2628416032784">
          <table:covered-table-cell/>
          <table:covered-table-cell/>
          <table:covered-table-cell/>
          <table:table-cell table:style-name="表格1.B2" office:value-type="string">
            <text:p text:style-name="P6">3 Byte</text:p>
          </table:table-cell>
          <table:table-cell table:style-name="表格1.C2" office:value-type="string">
            <text:p text:style-name="P1">Timestamp表示该Tag的时间戳</text:p>
          </table:table-cell>
        </table:table-row>
        <table:table-row table:style-name="TableLine2628416031152">
          <table:covered-table-cell/>
          <table:covered-table-cell/>
          <table:covered-table-cell/>
          <table:table-cell table:style-name="表格1.B2" office:value-type="string">
            <text:p text:style-name="P6">1 Byte</text:p>
          </table:table-cell>
          <table:table-cell table:style-name="表格1.C2" office:value-type="string">
            <text:p text:style-name="P1">Timestamp_ex表示时间戳的扩展字节，作为最高位进行扩充</text:p>
          </table:table-cell>
        </table:table-row>
        <table:table-row table:style-name="TableLine2628416031424">
          <table:covered-table-cell/>
          <table:covered-table-cell/>
          <table:covered-table-cell/>
          <table:table-cell table:style-name="表格1.B2" office:value-type="string">
            <text:p text:style-name="P6">3 Byte</text:p>
          </table:table-cell>
          <table:table-cell table:style-name="表格1.C2" office:value-type="string">
            <text:p text:style-name="P1">StreamID表示stream id，一般总为0</text:p>
          </table:table-cell>
        </table:table-row>
        <table:table-row table:style-name="TableLine2628416030336">
          <table:covered-table-cell/>
          <table:covered-table-cell/>
          <table:table-cell table:style-name="表格1.B2" office:value-type="string">
            <text:p text:style-name="P13">Tag Data</text:p>
          </table:table-cell>
          <table:table-cell table:style-name="表格1.C2" table:number-columns-spanned="2" office:value-type="string">
            <text:p text:style-name="P13">不同类型<text:span text:style-name="T2">Tag的 Data部分结构不同</text:span></text:p>
          </table:table-cell>
          <table:covered-table-cell/>
        </table:table-row>
        <table:table-row table:style-name="TableLine2628416033328">
          <table:covered-table-cell/>
          <table:table-cell table:style-name="表格1.C2" table:number-columns-spanned="4" office:value-type="string">
            <text:p text:style-name="P13">Previous Tag Size</text:p>
          </table:table-cell>
          <table:covered-table-cell/>
          <table:covered-table-cell/>
          <table:covered-table-cell/>
        </table:table-row>
        <table:table-row table:style-name="TableLine2628416034416">
          <table:covered-table-cell/>
          <table:table-cell table:style-name="表格1.B2" table:number-rows-spanned="2" office:value-type="string">
            <text:p text:style-name="P13">Tag #2</text:p>
          </table:table-cell>
          <table:table-cell table:style-name="表格1.C2" table:number-columns-spanned="3" office:value-type="string">
            <text:p text:style-name="P13">Tag Header</text:p>
          </table:table-cell>
          <table:covered-table-cell/>
          <table:covered-table-cell/>
        </table:table-row>
        <table:table-row table:style-name="TableLine2628416033872">
          <table:covered-table-cell/>
          <table:covered-table-cell/>
          <table:table-cell table:style-name="表格1.C2" table:number-columns-spanned="3" office:value-type="string">
            <text:p text:style-name="P13">Tag Data</text:p>
          </table:table-cell>
          <table:covered-table-cell/>
          <table:covered-table-cell/>
        </table:table-row>
        <table:table-row table:style-name="TableLine2628416030880">
          <table:covered-table-cell/>
          <table:table-cell table:style-name="表格1.C2" table:number-columns-spanned="4" office:value-type="string">
            <text:p text:style-name="P13">Previous Tag Size</text:p>
          </table:table-cell>
          <table:covered-table-cell/>
          <table:covered-table-cell/>
          <table:covered-table-cell/>
        </table:table-row>
        <table:table-row table:style-name="TableLine2628416031696">
          <table:covered-table-cell/>
          <table:table-cell table:style-name="表格1.B2" table:number-rows-spanned="2" office:value-type="string">
            <text:p text:style-name="P13">Tag #3</text:p>
          </table:table-cell>
          <table:table-cell table:style-name="表格1.C2" table:number-columns-spanned="3" office:value-type="string">
            <text:p text:style-name="P13">Tag Header</text:p>
          </table:table-cell>
          <table:covered-table-cell/>
          <table:covered-table-cell/>
        </table:table-row>
        <table:table-row table:style-name="TableLine2628416034960">
          <table:covered-table-cell/>
          <table:covered-table-cell/>
          <table:table-cell table:style-name="表格1.C2" table:number-columns-spanned="3" office:value-type="string">
            <text:p text:style-name="P13">Tag Data</text:p>
          </table:table-cell>
          <table:covered-table-cell/>
          <table:covered-table-cell/>
        </table:table-row>
        <table:table-row table:style-name="TableLine2628416035232">
          <table:covered-table-cell/>
          <table:table-cell table:style-name="表格1.C2" table:number-columns-spanned="4" office:value-type="string">
            <text:p text:style-name="P13">Previous Tag Size</text:p>
          </table:table-cell>
          <table:covered-table-cell/>
          <table:covered-table-cell/>
          <table:covered-table-cell/>
        </table:table-row>
        <table:table-row table:style-name="TableLine2628416037680">
          <table:covered-table-cell/>
          <table:table-cell table:style-name="表格1.B2" table:number-rows-spanned="2" office:value-type="string">
            <text:p text:style-name="P13">Tag #<text:span text:style-name="T3">N</text:span></text:p>
          </table:table-cell>
          <table:table-cell table:style-name="表格1.C2" table:number-columns-spanned="3" office:value-type="string">
            <text:p text:style-name="P13">Tag Header</text:p>
          </table:table-cell>
          <table:covered-table-cell/>
          <table:covered-table-cell/>
        </table:table-row>
        <table:table-row table:style-name="TableLine2628416037952">
          <table:covered-table-cell/>
          <table:covered-table-cell/>
          <table:table-cell table:style-name="表格1.C2" table:number-columns-spanned="3" office:value-type="string">
            <text:p text:style-name="P13">Tag Data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ext:soft-page-break/>
        <table:table-row table:style-name="TableLine2628416035504">
          <table:table-cell table:style-name="表格2.A1" office:value-type="string">
            <text:p text:style-name="P8">4 Byte</text:p>
          </table:table-cell>
          <table:table-cell table:style-name="表格2.B1" table:number-columns-spanned="4" office:value-type="string">
            <text:p text:style-name="P15">Previous Tag Size</text:p>
          </table:table-cell>
          <table:covered-table-cell/>
          <table:covered-table-cell/>
          <table:covered-table-cell/>
        </table:table-row>
        <table:table-row table:style-name="TableLine2628416036320">
          <table:table-cell table:style-name="表格2.A2" table:number-rows-spanned="14" office:value-type="string">
            <text:p text:style-name="P14">Tag <text:s/>#<text:span text:style-name="T4">Meta</text:span><text:span text:style-name="T6">Data</text:span></text:p>
          </table:table-cell>
          <table:table-cell table:style-name="表格2.A2" table:number-rows-spanned="5" office:value-type="string">
            <text:p text:style-name="P14">Tag Header</text:p>
          </table:table-cell>
          <table:table-cell table:style-name="表格2.A2" office:value-type="string">
            <text:p text:style-name="P7">1 Byte</text:p>
          </table:table-cell>
          <table:table-cell table:style-name="表格2.D2" table:number-columns-spanned="2" office:value-type="string">
            <text:p text:style-name="P18">Type</text:p>
          </table:table-cell>
          <table:covered-table-cell/>
        </table:table-row>
        <table:table-row table:style-name="TableLine2628414230656">
          <table:covered-table-cell/>
          <table:covered-table-cell/>
          <table:table-cell table:style-name="表格2.A2" office:value-type="string">
            <text:p text:style-name="P7">3 Byte</text:p>
          </table:table-cell>
          <table:table-cell table:style-name="表格2.D2" table:number-columns-spanned="2" office:value-type="string">
            <text:p text:style-name="P2">Datasize</text:p>
          </table:table-cell>
          <table:covered-table-cell/>
        </table:table-row>
        <table:table-row table:style-name="TableLine2628416450704">
          <table:covered-table-cell/>
          <table:covered-table-cell/>
          <table:table-cell table:style-name="表格2.A2" office:value-type="string">
            <text:p text:style-name="P7">3 Byte</text:p>
          </table:table-cell>
          <table:table-cell table:style-name="表格2.D2" table:number-columns-spanned="2" office:value-type="string">
            <text:p text:style-name="P2">Timestamp</text:p>
          </table:table-cell>
          <table:covered-table-cell/>
        </table:table-row>
        <table:table-row table:style-name="TableLine2628416454240">
          <table:covered-table-cell/>
          <table:covered-table-cell/>
          <table:table-cell table:style-name="表格2.A2" office:value-type="string">
            <text:p text:style-name="P7">1 Byte</text:p>
          </table:table-cell>
          <table:table-cell table:style-name="表格2.D2" table:number-columns-spanned="2" office:value-type="string">
            <text:p text:style-name="P2">Timestamp_ex</text:p>
          </table:table-cell>
          <table:covered-table-cell/>
        </table:table-row>
        <table:table-row table:style-name="TableLine2628416452608">
          <table:covered-table-cell/>
          <table:covered-table-cell/>
          <table:table-cell table:style-name="表格2.A2" office:value-type="string">
            <text:p text:style-name="P7">3 Byte</text:p>
          </table:table-cell>
          <table:table-cell table:style-name="表格2.D2" table:number-columns-spanned="2" office:value-type="string">
            <text:p text:style-name="P2">StreamID</text:p>
          </table:table-cell>
          <table:covered-table-cell/>
        </table:table-row>
        <table:table-row table:style-name="TableLine2628416453968">
          <table:covered-table-cell/>
          <table:table-cell table:style-name="表格2.A2" table:number-rows-spanned="9" office:value-type="string">
            <text:p text:style-name="P14">Tag Data</text:p>
          </table:table-cell>
          <table:table-cell table:style-name="表格2.A2" table:number-rows-spanned="3" office:value-type="string">
            <text:p text:style-name="P20">AMF1</text:p>
          </table:table-cell>
          <table:table-cell table:style-name="表格2.A2" office:value-type="string">
            <text:p text:style-name="P9">1 Byte</text:p>
          </table:table-cell>
          <table:table-cell table:style-name="表格2.D2" office:value-type="string">
            <text:p text:style-name="P20">表示类型，值为0x02，为字符串</text:p>
          </table:table-cell>
        </table:table-row>
        <table:table-row table:style-name="TableLine2628416450976">
          <table:covered-table-cell/>
          <table:covered-table-cell/>
          <table:covered-table-cell/>
          <table:table-cell table:style-name="表格2.A2" office:value-type="string">
            <text:p text:style-name="P20">2 <text:span text:style-name="T1">Byte</text:span></text:p>
          </table:table-cell>
          <table:table-cell table:style-name="表格2.D2" office:value-type="string">
            <text:p text:style-name="P14">表示字符串长度，值为<text:span text:style-name="T5">0x000A</text:span></text:p>
          </table:table-cell>
        </table:table-row>
        <table:table-row table:style-name="TableLine2628416451792">
          <table:covered-table-cell/>
          <table:covered-table-cell/>
          <table:covered-table-cell/>
          <table:table-cell table:style-name="表格2.A2" office:value-type="string">
            <text:p text:style-name="P20">10 <text:span text:style-name="T1">Byte</text:span></text:p>
          </table:table-cell>
          <table:table-cell table:style-name="表格2.D2" office:value-type="string">
            <text:p text:style-name="P20">字符串内容，值为onMetaData</text:p>
          </table:table-cell>
        </table:table-row>
        <table:table-row table:style-name="TableLine2628416452064">
          <table:covered-table-cell/>
          <table:covered-table-cell/>
          <table:table-cell table:style-name="表格2.A2" table:number-rows-spanned="6" office:value-type="string">
            <text:p text:style-name="P20">AMF2</text:p>
          </table:table-cell>
          <table:table-cell table:style-name="表格2.A2" office:value-type="string">
            <text:p text:style-name="P9">1 Byte</text:p>
          </table:table-cell>
          <table:table-cell table:style-name="表格2.D2" office:value-type="string">
            <text:p text:style-name="P20">表示类型，值为0x08，为数组</text:p>
          </table:table-cell>
        </table:table-row>
        <table:table-row table:style-name="TableLine2628416451520">
          <table:covered-table-cell/>
          <table:covered-table-cell/>
          <table:covered-table-cell/>
          <table:table-cell table:style-name="表格2.A2" office:value-type="string">
            <text:p text:style-name="P20">4 <text:span text:style-name="T1">Byte</text:span></text:p>
          </table:table-cell>
          <table:table-cell table:style-name="表格2.D2" office:value-type="string">
            <text:p text:style-name="P20">表示数组数量</text:p>
          </table:table-cell>
        </table:table-row>
        <table:table-row table:style-name="TableLine2628416451248">
          <table:covered-table-cell/>
          <table:covered-table-cell/>
          <table:covered-table-cell/>
          <table:table-cell table:style-name="表格2.A2" office:value-type="string">
            <text:p text:style-name="P21">2 <text:span text:style-name="T1">Byte</text:span></text:p>
          </table:table-cell>
          <table:table-cell table:style-name="表格2.D2" office:value-type="string">
            <text:p text:style-name="P20">表示元数据名字的大小<text:span text:style-name="T7">N Byte</text:span></text:p>
          </table:table-cell>
        </table:table-row>
        <table:table-row table:style-name="TableLine2628416453696">
          <table:covered-table-cell/>
          <table:covered-table-cell/>
          <table:covered-table-cell/>
          <table:table-cell table:style-name="表格2.A2" office:value-type="string">
            <text:p text:style-name="P23">N <text:span text:style-name="T1">Byte</text:span></text:p>
          </table:table-cell>
          <table:table-cell table:style-name="表格2.D2" office:value-type="string">
            <text:p text:style-name="P20">表示元数据名字</text:p>
          </table:table-cell>
        </table:table-row>
        <table:table-row table:style-name="TableLine2628416452336">
          <table:covered-table-cell/>
          <table:covered-table-cell/>
          <table:covered-table-cell/>
          <table:table-cell table:style-name="表格2.A2" office:value-type="string">
            <text:p text:style-name="P10">1 Byte</text:p>
          </table:table-cell>
          <table:table-cell table:style-name="表格2.D2" office:value-type="string">
            <text:p text:style-name="P20">表示元数据数值类型</text:p>
          </table:table-cell>
        </table:table-row>
        <table:table-row table:style-name="TableLine2628416446624">
          <table:covered-table-cell/>
          <table:covered-table-cell/>
          <table:covered-table-cell/>
          <table:table-cell table:style-name="表格2.A2" office:value-type="string">
            <text:p text:style-name="P22">8 <text:span text:style-name="T1">Byte</text:span></text:p>
          </table:table-cell>
          <table:table-cell table:style-name="表格2.D2" office:value-type="string">
            <text:p text:style-name="P20">表示元数据的值</text:p>
          </table:table-cell>
        </table:table-row>
      </table:table>
      <text:p text:style-name="P4"/>
      <text:p text:style-name="P24"/>
      <text:p text:style-name="P24"/>
      <text:p text:style-name="P27"/>
      <table:table table:name="表格5" table:style-name="表格5">
        <table:table-column table:style-name="表格5.A"/>
        <table:table-column table:style-name="表格5.B"/>
        <table:table-row table:style-name="TableLine2626531700928">
          <table:table-cell table:style-name="表格5.A1" office:value-type="string">
            <text:p text:style-name="P50">元数据数值类型</text:p>
          </table:table-cell>
          <table:table-cell table:style-name="表格5.B1" office:value-type="string">
            <text:p text:style-name="P33">元数据的值</text:p>
          </table:table-cell>
        </table:table-row>
        <table:table-row table:style-name="TableLine2626531699568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40">duration</text:p>
          </table:table-cell>
        </table:table-row>
        <table:table-row table:style-name="TableLine2626531690864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width</text:p>
          </table:table-cell>
        </table:table-row>
        <table:table-row table:style-name="TableLine2626531701472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height</text:p>
          </table:table-cell>
        </table:table-row>
        <table:table-row table:style-name="TableLine2626531688416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Video code rate</text:p>
          </table:table-cell>
        </table:table-row>
        <table:table-row table:style-name="TableLine2626531687872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Video codec id</text:p>
          </table:table-cell>
        </table:table-row>
        <table:table-row table:style-name="TableLine2626531689504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Audio code rate</text:p>
          </table:table-cell>
        </table:table-row>
        <table:table-row table:style-name="TableLine2626531690592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Audio sample rate</text:p>
          </table:table-cell>
        </table:table-row>
        <table:table-row table:style-name="TableLine2626531691136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Audio sample size</text:p>
          </table:table-cell>
        </table:table-row>
        <table:table-row table:style-name="TableLine2626531691136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Audio codec id</text:p>
          </table:table-cell>
        </table:table-row>
        <table:table-row table:style-name="TableLine2626531691136">
          <table:table-cell table:style-name="表格5.A2" office:value-type="string">
            <text:p text:style-name="P33">double</text:p>
          </table:table-cell>
          <table:table-cell table:style-name="表格5.B2" office:value-type="string">
            <text:p text:style-name="P33">File size</text:p>
          </table:table-cell>
        </table:table-row>
        <table:table-row table:style-name="TableLine2626531691136">
          <table:table-cell table:style-name="表格5.A2" office:value-type="string">
            <text:p text:style-name="P50">bool</text:p>
          </table:table-cell>
          <table:table-cell table:style-name="表格5.B2" office:value-type="string">
            <text:p text:style-name="P33"><text:span text:style-name="T24">S</text:span>tereo</text:p>
          </table:table-cell>
        </table:table-row>
        <table:table-row table:style-name="TableLine2626531691136">
          <table:table-cell table:style-name="表格5.A2" office:value-type="string">
            <text:p text:style-name="P33"><text:span text:style-name="T24">S</text:span>tring</text:p>
          </table:table-cell>
          <table:table-cell table:style-name="表格5.B2" office:value-type="string">
            <text:p text:style-name="P33"><text:span text:style-name="T24">E</text:span>ncoder</text:p>
          </table:table-cell>
        </table:table-row>
        <table:table-row table:style-name="TableLine2626531691136">
          <table:table-cell table:style-name="表格5.A2" office:value-type="string">
            <text:p text:style-name="P33">...</text:p>
          </table:table-cell>
          <table:table-cell table:style-name="表格5.B2" office:value-type="string">
            <text:p text:style-name="P33">...</text:p>
          </table:table-cell>
        </table:table-row>
      </table:table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ext:soft-page-break/>
        <table:table-row table:style-name="TableLine2626525131440">
          <table:table-cell table:style-name="表格3.A1" office:value-type="string">
            <text:p text:style-name="P11">4 Byte</text:p>
          </table:table-cell>
          <table:table-cell table:style-name="表格3.B1" table:number-columns-spanned="5" office:value-type="string">
            <text:p text:style-name="P16">Previous Tag Size</text:p>
          </table:table-cell>
          <table:covered-table-cell/>
          <table:covered-table-cell/>
          <table:covered-table-cell/>
          <table:covered-table-cell/>
        </table:table-row>
        <table:table-row table:style-name="TableLine2626525115936">
          <table:table-cell table:style-name="表格3.A2" table:number-rows-spanned="10" office:value-type="string">
            <text:p text:style-name="P16">Tag </text:p>
            <text:p text:style-name="P16">#<text:span text:style-name="T6">Video</text:span></text:p>
          </table:table-cell>
          <table:table-cell table:style-name="表格3.A2" table:number-rows-spanned="5" office:value-type="string">
            <text:p text:style-name="P16">Tag Header</text:p>
          </table:table-cell>
          <table:table-cell table:style-name="表格3.A2" office:value-type="string">
            <text:p text:style-name="P11">1 Byte</text:p>
          </table:table-cell>
          <table:table-cell table:style-name="表格3.D2" table:number-columns-spanned="3" office:value-type="string">
            <text:p text:style-name="P19">Type</text:p>
          </table:table-cell>
          <table:covered-table-cell/>
          <table:covered-table-cell/>
        </table:table-row>
        <table:table-row table:style-name="TableLine2626525128992">
          <table:covered-table-cell/>
          <table:covered-table-cell/>
          <table:table-cell table:style-name="表格3.A2" office:value-type="string">
            <text:p text:style-name="P11">3 Byte</text:p>
          </table:table-cell>
          <table:table-cell table:style-name="表格3.D2" table:number-columns-spanned="3" office:value-type="string">
            <text:p text:style-name="P3">Datasize</text:p>
          </table:table-cell>
          <table:covered-table-cell/>
          <table:covered-table-cell/>
        </table:table-row>
        <table:table-row table:style-name="TableLine2626525126544">
          <table:covered-table-cell/>
          <table:covered-table-cell/>
          <table:table-cell table:style-name="表格3.A2" office:value-type="string">
            <text:p text:style-name="P11">3 Byte</text:p>
          </table:table-cell>
          <table:table-cell table:style-name="表格3.D2" table:number-columns-spanned="3" office:value-type="string">
            <text:p text:style-name="P3">Timestamp</text:p>
          </table:table-cell>
          <table:covered-table-cell/>
          <table:covered-table-cell/>
        </table:table-row>
        <table:table-row table:style-name="TableLine2626525130624">
          <table:covered-table-cell/>
          <table:covered-table-cell/>
          <table:table-cell table:style-name="表格3.A2" office:value-type="string">
            <text:p text:style-name="P11">1 Byte</text:p>
          </table:table-cell>
          <table:table-cell table:style-name="表格3.D2" table:number-columns-spanned="3" office:value-type="string">
            <text:p text:style-name="P3">Timestamp_ex</text:p>
          </table:table-cell>
          <table:covered-table-cell/>
          <table:covered-table-cell/>
        </table:table-row>
        <table:table-row table:style-name="TableLine2626525134976">
          <table:covered-table-cell/>
          <table:covered-table-cell/>
          <table:table-cell table:style-name="表格3.A2" office:value-type="string">
            <text:p text:style-name="P11">3 Byte</text:p>
          </table:table-cell>
          <table:table-cell table:style-name="表格3.D2" table:number-columns-spanned="3" office:value-type="string">
            <text:p text:style-name="P3">StreamID</text:p>
          </table:table-cell>
          <table:covered-table-cell/>
          <table:covered-table-cell/>
        </table:table-row>
        <table:table-row table:style-name="TableLine2626525122192">
          <table:covered-table-cell/>
          <table:table-cell table:style-name="表格3.A2" table:number-rows-spanned="5" office:value-type="string">
            <text:p text:style-name="P16">Tag Data</text:p>
          </table:table-cell>
          <table:table-cell table:style-name="表格3.A2" table:number-rows-spanned="2" office:value-type="string">
            <text:p text:style-name="P11">1 Byte</text:p>
          </table:table-cell>
          <table:table-cell table:style-name="表格3.A2" office:value-type="string">
            <text:p text:style-name="P41">UB4</text:p>
          </table:table-cell>
          <table:table-cell table:style-name="表格3.D2" table:number-columns-spanned="2" office:value-type="string">
            <text:p text:style-name="P42"><text:span text:style-name="T8">帧类型 </text:span></text:p>
            <text:p text:style-name="P42"><text:span text:style-name="T9">1 = </text:span><text:span text:style-name="T18">关键帧</text:span><text:line-break/><text:span text:style-name="T9">2 = </text:span><text:span text:style-name="T18">非关键帧</text:span><text:span text:style-name="T9">(inter frame)</text:span><text:line-break/><text:span text:style-name="T9">3 = disposable inter frame (H.263 only)</text:span><text:line-break/><text:span text:style-name="T9">4 = generated key frame (reserved for server use only)</text:span><text:line-break/><text:span text:style-name="T9">5 = video info/command frame</text:span> </text:p>
          </table:table-cell>
          <table:covered-table-cell/>
        </table:table-row>
        <table:table-row table:style-name="TableLine2626525122192">
          <table:covered-table-cell/>
          <table:covered-table-cell/>
          <table:covered-table-cell/>
          <table:table-cell table:style-name="表格3.A2" office:value-type="string">
            <text:p text:style-name="P30">UB4</text:p>
          </table:table-cell>
          <table:table-cell table:style-name="表格3.D2" table:number-columns-spanned="2" office:value-type="string">
            <text:p text:style-name="P29">编码格式</text:p>
            <text:p text:style-name="P31"><text:span text:style-name="T9">2 = H.263</text:span><text:line-break/><text:span text:style-name="T9">3 = Screen video</text:span><text:line-break/><text:span text:style-name="T9">4 = On2 VP6</text:span><text:line-break/><text:span text:style-name="T9">5 = On2 VP6 with alpha channel</text:span><text:line-break/><text:span text:style-name="T9">6 = Screen video version 2</text:span><text:line-break/><text:span text:style-name="T9">7 = AVC</text:span><text:span text:style-name="T18">（</text:span><text:span text:style-name="T9">H264</text:span><text:span text:style-name="T10">）</text:span><text:span text:style-name="T9"> </text:span></text:p>
            <text:p text:style-name="P31"><text:span text:style-name="T11">8 = Realh263</text:span></text:p>
            <text:p text:style-name="P43"><text:span text:style-name="T11">9 </text:span><text:span text:style-name="T10">= MPEG4</text:span></text:p>
          </table:table-cell>
          <table:covered-table-cell/>
        </table:table-row>
        <table:table-row table:style-name="TableLine2626525122192">
          <table:covered-table-cell/>
          <table:covered-table-cell/>
          <table:table-cell table:style-name="表格3.A2" office:value-type="string">
            <text:p text:style-name="P37">1 Byte</text:p>
          </table:table-cell>
          <table:table-cell table:style-name="表格3.A2" table:number-columns-spanned="2" office:value-type="string">
            <text:p text:style-name="P29"><text:span text:style-name="T9">AVCPacketType</text:span> </text:p>
          </table:table-cell>
          <table:covered-table-cell/>
          <table:table-cell table:style-name="表格3.D2" office:value-type="string">
            <text:p text:style-name="P52"><text:span text:style-name="T12">AVC </text:span><text:span text:style-name="T18">包类型，</text:span><text:span text:style-name="T20">只有</text:span><text:span text:style-name="T19">V</text:span><text:span text:style-name="T18">ideo</text:span><text:span text:style-name="T19">C</text:span><text:span text:style-name="T18">odec</text:span><text:span text:style-name="T9">= </text:span><text:span text:style-name="T16">7</text:span><text:span text:style-name="T9"> </text:span><text:span text:style-name="T18">才会有这个字段</text:span></text:p>
            <text:p text:style-name="P52"><text:span text:style-name="T10">0 = AVC sequence header(</text:span><text:span text:style-name="T18">序列头</text:span><text:span text:style-name="T10">)</text:span><text:span text:style-name="T18"><text:line-break/></text:span><text:span text:style-name="T10">1 = AVC NALU</text:span><text:span text:style-name="T18"><text:line-break/></text:span><text:span text:style-name="T10">2 = AVC end of sequence</text:span><text:span text:style-name="T18"> </text:span></text:p>
          </table:table-cell>
        </table:table-row>
        <table:table-row table:style-name="TableLine2626525122192">
          <table:covered-table-cell/>
          <table:covered-table-cell/>
          <table:table-cell table:style-name="表格3.A2" office:value-type="string">
            <text:p text:style-name="P59">3 Byte</text:p>
          </table:table-cell>
          <table:table-cell table:style-name="表格3.A2" table:number-columns-spanned="2" office:value-type="string">
            <text:p text:style-name="P29"><text:span text:style-name="T9">CompositionTime</text:span> </text:p>
          </table:table-cell>
          <table:covered-table-cell/>
          <table:table-cell table:style-name="表格3.D2" office:value-type="string">
            <text:p text:style-name="P53"><text:span text:style-name="T20">偏移时间，只有</text:span><text:span text:style-name="T19">V</text:span><text:span text:style-name="T18">ideo</text:span><text:span text:style-name="T19">C</text:span><text:span text:style-name="T18">odec</text:span><text:span text:style-name="T9">= </text:span><text:span text:style-name="T16">7</text:span><text:span text:style-name="T9"> </text:span><text:span text:style-name="T18">才会有这个字段</text:span></text:p>
            <text:p text:style-name="P60">IF AVC =<text:span text:style-name="T28">= 1</text:span> <text:s/></text:p>
            <text:p text:style-name="P60"><text:span text:style-name="T17">{</text:span><text:span text:style-name="T15">CompositionTime</text:span><text:span text:style-name="T17">}</text:span></text:p>
            <text:p text:style-name="P61">ELSE <text:span text:style-name="T17">{0}</text:span></text:p>
          </table:table-cell>
        </table:table-row>
        <table:table-row table:style-name="TableLine2626525122192">
          <table:covered-table-cell/>
          <table:covered-table-cell/>
          <table:table-cell table:style-name="表格3.A2" office:value-type="string">
            <text:p text:style-name="P37"/>
          </table:table-cell>
          <table:table-cell table:style-name="表格3.A2" table:number-columns-spanned="2" office:value-type="string">
            <text:p text:style-name="P59">Data</text:p>
          </table:table-cell>
          <table:covered-table-cell/>
          <table:table-cell table:style-name="表格3.D2" office:value-type="string">
            <text:p text:style-name="P29"><text:span text:style-name="T9">IF AVCPacketType == 0</text:span><text:line-break/><text:span text:style-name="T9">{AVCDecoderConfigurationRecord}</text:span><text:line-break/><text:span text:style-name="T9">IF AVCPacketType == 1</text:span><text:line-break/><text:span text:style-name="T9">{One or more NALUs (Full frames are required)}</text:span> </text:p>
          </table:table-cell>
        </table:table-row>
      </table:table>
      <text:p text:style-name="P24"/>
      <text:p text:style-name="P24"/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TableLine2626461962704">
          <table:table-cell table:style-name="表格6.A1" table:number-rows-spanned="11" office:value-type="string">
            <text:p text:style-name="P34"/>
            <text:p text:style-name="P34"><text:span text:style-name="T9">AVCDecoderConfigurationRecord</text:span></text:p>
          </table:table-cell>
          <table:table-cell table:style-name="表格6.A1" office:value-type="string">
            <text:p text:style-name="P47">1 Byte</text:p>
          </table:table-cell>
          <table:table-cell table:style-name="表格6.C1" office:value-type="string">
            <text:p text:style-name="Table_20_Contents">configuration<text:span text:style-name="T29">Version</text:span>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7">1 Byte</text:p>
          </table:table-cell>
          <table:table-cell table:style-name="表格6.C2" office:value-type="string">
            <text:p text:style-name="P62">AVCProfileIndication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7">1 Byte</text:p>
          </table:table-cell>
          <table:table-cell table:style-name="表格6.C2" office:value-type="string">
            <text:p text:style-name="Table_20_Contents">profile_<text:span text:style-name="T29">compatibility</text:span>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7">1 Byte</text:p>
          </table:table-cell>
          <table:table-cell table:style-name="表格6.C2" office:value-type="string">
            <text:p text:style-name="P62">AVCLevelIndication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7">1 Byte</text:p>
          </table:table-cell>
          <table:table-cell table:style-name="表格6.C2" office:value-type="string">
            <text:p text:style-name="P62">lengthSizeMinusOne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4">1 Byte</text:p>
          </table:table-cell>
          <table:table-cell table:style-name="表格6.C2" office:value-type="string">
            <text:p text:style-name="P44">SPSCount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4">2 Byte</text:p>
          </table:table-cell>
          <table:table-cell table:style-name="表格6.C2" office:value-type="string">
            <text:p text:style-name="P29">SPSDataSize，表示<text:span text:style-name="T22">SPS数据大小N Byte</text:span>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32"><text:span text:style-name="T22">N Byte</text:span></text:p>
          </table:table-cell>
          <table:table-cell table:style-name="表格6.C2" office:value-type="string">
            <text:p text:style-name="P29">SPSData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4">1 Byte</text:p>
          </table:table-cell>
          <table:table-cell table:style-name="表格6.C2" office:value-type="string">
            <text:p text:style-name="P44">PPSCount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44">2 Byte</text:p>
          </table:table-cell>
          <table:table-cell table:style-name="表格6.C2" office:value-type="string">
            <text:p text:style-name="P32"><text:span text:style-name="T22">PPS</text:span>DataSize，表示<text:span text:style-name="T22">PPS数据大小N Byte</text:span></text:p>
          </table:table-cell>
        </table:table-row>
        <table:table-row table:style-name="TableLine2626461962704">
          <table:covered-table-cell/>
          <table:table-cell table:style-name="表格6.B2" office:value-type="string">
            <text:p text:style-name="P32"><text:span text:style-name="T22">N Byte</text:span></text:p>
          </table:table-cell>
          <table:table-cell table:style-name="表格6.C2" office:value-type="string">
            <text:p text:style-name="P32"><text:span text:style-name="T22">PPS</text:span>Data</text:p>
          </table:table-cell>
        </table:table-row>
      </table:table>
      <text:p text:style-name="P26"><text:soft-page-break/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A"/>
        <table:table-column table:style-name="表格4.E"/>
        <table:table-column table:style-name="表格4.F"/>
        <table:table-row table:style-name="TableLine2626644847728">
          <table:table-cell table:style-name="表格4.A1" office:value-type="string">
            <text:p text:style-name="P36">4 Byte</text:p>
          </table:table-cell>
          <table:table-cell table:style-name="表格4.B1" table:number-columns-spanned="5" office:value-type="string">
            <text:p text:style-name="P39">Previous Tag Size</text:p>
          </table:table-cell>
          <table:covered-table-cell/>
          <table:covered-table-cell/>
          <table:covered-table-cell/>
          <table:covered-table-cell/>
        </table:table-row>
        <table:table-row table:style-name="TableLine2626644828688">
          <table:table-cell table:style-name="表格4.A2" table:number-rows-spanned="11" office:value-type="string">
            <text:p text:style-name="P39">Tag </text:p>
            <text:p text:style-name="P39">#<text:span text:style-name="T25">Audio</text:span></text:p>
          </table:table-cell>
          <table:table-cell table:style-name="表格4.A2" table:number-rows-spanned="5" office:value-type="string">
            <text:p text:style-name="P39">Tag Header</text:p>
          </table:table-cell>
          <table:table-cell table:style-name="表格4.A2" office:value-type="string">
            <text:p text:style-name="P36">1 Byte</text:p>
          </table:table-cell>
          <table:table-cell table:style-name="表格4.D2" table:number-columns-spanned="3" office:value-type="string">
            <text:p text:style-name="P48">Type</text:p>
          </table:table-cell>
          <table:covered-table-cell/>
          <table:covered-table-cell/>
        </table:table-row>
        <table:table-row table:style-name="TableLine2626644825696">
          <table:covered-table-cell/>
          <table:covered-table-cell/>
          <table:table-cell table:style-name="表格4.A2" office:value-type="string">
            <text:p text:style-name="P36">3 Byte</text:p>
          </table:table-cell>
          <table:table-cell table:style-name="表格4.D2" table:number-columns-spanned="3" office:value-type="string">
            <text:p text:style-name="P25">Datasize</text:p>
          </table:table-cell>
          <table:covered-table-cell/>
          <table:covered-table-cell/>
        </table:table-row>
        <table:table-row table:style-name="TableLine2626644829232">
          <table:covered-table-cell/>
          <table:covered-table-cell/>
          <table:table-cell table:style-name="表格4.A2" office:value-type="string">
            <text:p text:style-name="P36">3 Byte</text:p>
          </table:table-cell>
          <table:table-cell table:style-name="表格4.D2" table:number-columns-spanned="3" office:value-type="string">
            <text:p text:style-name="P25">Timestamp</text:p>
          </table:table-cell>
          <table:covered-table-cell/>
          <table:covered-table-cell/>
        </table:table-row>
        <table:table-row table:style-name="TableLine2626644830592">
          <table:covered-table-cell/>
          <table:covered-table-cell/>
          <table:table-cell table:style-name="表格4.A2" office:value-type="string">
            <text:p text:style-name="P36">1 Byte</text:p>
          </table:table-cell>
          <table:table-cell table:style-name="表格4.D2" table:number-columns-spanned="3" office:value-type="string">
            <text:p text:style-name="P25">Timestamp_ex</text:p>
          </table:table-cell>
          <table:covered-table-cell/>
          <table:covered-table-cell/>
        </table:table-row>
        <table:table-row table:style-name="TableLine2626644823520">
          <table:covered-table-cell/>
          <table:covered-table-cell/>
          <table:table-cell table:style-name="表格4.A2" office:value-type="string">
            <text:p text:style-name="P36">3 Byte</text:p>
          </table:table-cell>
          <table:table-cell table:style-name="表格4.D2" table:number-columns-spanned="3" office:value-type="string">
            <text:p text:style-name="P25">StreamID</text:p>
          </table:table-cell>
          <table:covered-table-cell/>
          <table:covered-table-cell/>
        </table:table-row>
        <table:table-row table:style-name="TableLine2626644821344">
          <table:covered-table-cell/>
          <table:table-cell table:style-name="表格4.A2" table:number-rows-spanned="6" office:value-type="string">
            <text:p text:style-name="P39">Tag Data</text:p>
          </table:table-cell>
          <table:table-cell table:style-name="表格4.A2" table:number-rows-spanned="4" office:value-type="string">
            <text:p text:style-name="P36">1 Byte</text:p>
          </table:table-cell>
          <table:table-cell table:style-name="表格4.A2" office:value-type="string">
            <text:p text:style-name="P51"><text:span text:style-name="T10">UB4 </text:span></text:p>
          </table:table-cell>
          <table:table-cell table:style-name="表格4.A2" office:value-type="string">
            <text:p text:style-name="P51"><text:span text:style-name="T10">SoundFormat </text:span></text:p>
          </table:table-cell>
          <table:table-cell table:style-name="表格4.D2" office:value-type="string">
            <text:p text:style-name="P51"><text:span text:style-name="T9">0 = Linear PCM, platform endian</text:span><text:line-break/><text:span text:style-name="T9">1 = ADPCM</text:span><text:line-break/><text:span text:style-name="T9">2 = MP3</text:span><text:line-break/><text:span text:style-name="T9">3 = Linear PCM, little endian</text:span><text:line-break/><text:span text:style-name="T9">4 = Nellymoser 16 kHz mono</text:span><text:line-break/><text:span text:style-name="T9">5 = Nellymoser 8 kHz mono</text:span><text:line-break/><text:span text:style-name="T9">6 = Nellymoser</text:span><text:line-break/><text:span text:style-name="T9">7 = G.711 A-law logarithmic PCM</text:span><text:line-break/><text:span text:style-name="T9">8 = G.711 mu-law logarithmic PCM</text:span><text:line-break/><text:span text:style-name="T9">9 = reserved</text:span><text:line-break/><text:span text:style-name="T9">10 = AAC</text:span><text:line-break/><text:span text:style-name="T9">11 = Speex</text:span><text:line-break/><text:span text:style-name="T9">14 = MP3 8 kHz</text:span><text:line-break/><text:span text:style-name="T9">15 = Device-specific sound</text:span><text:line-break/><text:span text:style-name="T9">7, 8, 14, 15</text:span><text:span text:style-name="T18">是保留值</text:span> </text:p>
          </table:table-cell>
        </table:table-row>
        <table:table-row table:style-name="TableLine2626644821344">
          <table:covered-table-cell/>
          <table:covered-table-cell/>
          <table:covered-table-cell/>
          <table:table-cell table:style-name="表格4.A2" office:value-type="string">
            <text:p text:style-name="P51"><text:span text:style-name="T9">UB</text:span><text:span text:style-name="T13">2</text:span></text:p>
          </table:table-cell>
          <table:table-cell table:style-name="表格4.A2" office:value-type="string">
            <text:p text:style-name="P51"><text:span text:style-name="T9">SoundRate</text:span> </text:p>
          </table:table-cell>
          <table:table-cell table:style-name="表格4.D2" office:value-type="string">
            <text:p text:style-name="P51"><text:span text:style-name="T9">0 = 5.5 kHz</text:span><text:line-break/><text:span text:style-name="T9">1 = 11 kHz</text:span><text:line-break/><text:span text:style-name="T9">2 = 22 kHz</text:span><text:line-break/><text:span text:style-name="T9">3 = 44 kHz</text:span> </text:p>
            <text:p text:style-name="P57">对于AAC总是3</text:p>
          </table:table-cell>
        </table:table-row>
        <table:table-row table:style-name="TableLine2626644821344">
          <table:covered-table-cell/>
          <table:covered-table-cell/>
          <table:covered-table-cell/>
          <table:table-cell table:style-name="表格4.A2" office:value-type="string">
            <text:p text:style-name="P51"><text:span text:style-name="T9">UB</text:span><text:span text:style-name="T13">1</text:span></text:p>
          </table:table-cell>
          <table:table-cell table:style-name="表格4.A2" office:value-type="string">
            <text:p text:style-name="P51"><text:span text:style-name="T9">SoundSize</text:span> </text:p>
          </table:table-cell>
          <table:table-cell table:style-name="表格4.D2" office:value-type="string">
            <text:p text:style-name="P51"><text:span text:style-name="T9">0 = 8-bit</text:span><text:line-break/><text:span text:style-name="T9">1 = 16-bit</text:span> </text:p>
          </table:table-cell>
        </table:table-row>
        <table:table-row table:style-name="TableLine2626644821344">
          <table:covered-table-cell/>
          <table:covered-table-cell/>
          <table:covered-table-cell/>
          <table:table-cell table:style-name="表格4.A2" office:value-type="string">
            <text:p text:style-name="P51"><text:span text:style-name="T9">UB</text:span><text:span text:style-name="T13">1</text:span></text:p>
          </table:table-cell>
          <table:table-cell table:style-name="表格4.A2" office:value-type="string">
            <text:p text:style-name="P51"><text:span text:style-name="T9">SoundType</text:span> </text:p>
          </table:table-cell>
          <table:table-cell table:style-name="表格4.D2" office:value-type="string">
            <text:p text:style-name="P51"><text:span text:style-name="T9">0 = </text:span><text:span text:style-name="T18">单声道</text:span><text:line-break/><text:span text:style-name="T9">1 = </text:span><text:span text:style-name="T18">双声道（立体声）</text:span> </text:p>
            <text:p text:style-name="P58">对于<text:span text:style-name="T26">AAC总是1</text:span></text:p>
          </table:table-cell>
        </table:table-row>
        <table:table-row table:style-name="TableLine2626644821344">
          <table:covered-table-cell/>
          <table:covered-table-cell/>
          <table:table-cell table:style-name="表格4.A2" office:value-type="string">
            <text:p text:style-name="P45"><text:span text:style-name="T23">1</text:span> Byte</text:p>
          </table:table-cell>
          <table:table-cell table:style-name="表格4.A2" table:number-columns-spanned="2" office:value-type="string">
            <text:p text:style-name="P55"><text:span text:style-name="T14">AACPacketType</text:span></text:p>
          </table:table-cell>
          <table:covered-table-cell/>
          <table:table-cell table:style-name="表格4.D2" office:value-type="string">
            <text:p text:style-name="P51"><text:span text:style-name="T9">AAC</text:span><text:span text:style-name="T18">包类型，如果</text:span><text:span text:style-name="T9">SoundFormat = 10 </text:span><text:span text:style-name="T18">才会有这个字段</text:span></text:p>
          </table:table-cell>
        </table:table-row>
        <table:table-row table:style-name="TableLine2626644821344">
          <table:covered-table-cell/>
          <table:covered-table-cell/>
          <table:table-cell table:style-name="表格4.A2" office:value-type="string">
            <text:p text:style-name="P46"/>
          </table:table-cell>
          <table:table-cell table:style-name="表格4.A2" table:number-columns-spanned="2" office:value-type="string">
            <text:p text:style-name="P54">Data </text:p>
          </table:table-cell>
          <table:covered-table-cell/>
          <table:table-cell table:style-name="表格4.D2" office:value-type="string">
            <text:p text:style-name="P49"><text:span text:style-name="T9">IF AACPacketType == 0</text:span><text:line-break/><text:span text:style-name="T9">AudioSpecificConfig</text:span><text:line-break/><text:span text:style-name="T9">ELSE IF AACPacketType == 1</text:span><text:line-break/><text:span text:style-name="T9">Raw AAC frame data in UI8 []</text:span> </text:p>
          </table:table-cell>
        </table:table-row>
      </table:table>
      <text:p text:style-name="P26"/>
      <text:p text:style-name="P26"/>
      <text:p text:style-name="P56"><text:span text:style-name="T9"/>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TableLine2626525075136">
          <table:table-cell table:style-name="表格7.A1" table:number-rows-spanned="3" office:value-type="string">
            <text:p text:style-name="P56"><text:span text:style-name="T9">Audio Specific Config</text:span><text:span text:style-name="T14">(2 Byte)</text:span></text:p>
          </table:table-cell>
          <table:table-cell table:style-name="表格7.A1" office:value-type="string">
            <text:p text:style-name="P54">5 bits</text:p>
          </table:table-cell>
          <table:table-cell table:style-name="表格7.C1" office:value-type="string">
            <text:p text:style-name="P63"><text:span text:style-name="T21">Audio Object Type</text:span> </text:p>
          </table:table-cell>
        </table:table-row>
        <table:table-row table:style-name="TableLine2626525075136">
          <table:covered-table-cell/>
          <table:table-cell table:style-name="表格7.B2" office:value-type="string">
            <text:p text:style-name="P54">4 bits</text:p>
          </table:table-cell>
          <table:table-cell table:style-name="表格7.C2" office:value-type="string">
            <text:p text:style-name="P63"><text:span text:style-name="T21">Sampling Frequency Index</text:span> </text:p>
          </table:table-cell>
        </table:table-row>
        <table:table-row table:style-name="TableLine2626525075136">
          <table:covered-table-cell/>
          <table:table-cell table:style-name="表格7.B2" office:value-type="string">
            <text:p text:style-name="P54">4 bits</text:p>
          </table:table-cell>
          <table:table-cell table:style-name="表格7.C2" office:value-type="string">
            <text:p text:style-name="P63"><text:span text:style-name="T21">Channel Configuration</text:span> </text:p>
          </table:table-cell>
        </table:table-row>
      </table:table>
      <text:p text:style-name="P26"/>
      <text:p text:style-name="P26"><text:a xlink:type="simple" xlink:href="https://wiki.multimedia.cx/index.php?title=MPEG-4_Audio" text:style-name="Internet_20_link" text:visited-style-name="Visited_20_Internet_20_Link">https://wiki.multimedia.cx/index.php?title=MPEG-4_Audio</text:a></text:p>
      <text:p text:style-name="P26"/>
      <text:p text:style-name="P28">Reference</text:p>
      <text:p text:style-name="P28"><text:span text:style-name="T27">1.</text:span><text:a xlink:type="simple" xlink:href="https://www.cnblogs.com/shawn-meng/p/15925227.html" text:style-name="Internet_20_link" text:visited-style-name="Visited_20_Internet_20_Link">flv文件格式 - shunxiang - 博客园 (cnblogs.com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, sans-serif"/>
    <style:font-face style:name="Mangal1" svg:font-family="Mangal"/>
    <style:font-face style:name="PingFang SC" svg:font-family="'PingFang SC', 'Microsoft YaHei', 'Helvetica Neue', Helvetica, Arial, sans-serif"/>
    <style:font-face style:name="apple-system1" svg:font-family="apple-system, BlinkMacSystemFont, 'Apple Color Emoji', 'Segoe UI Emoji', 'Segoe UI Symbol', 'Segoe UI', 'PingFang SC', 'Hiragino Sans GB', 'Microsoft YaHei', 'Helvetica Neue', Helvetica, Arial, sans-serif"/>
    <style:font-face style:name="apple-system" svg:font-family="apple-system, 'SF UI Text', Arial, 'PingFang SC', 'Hiragino Sans GB', 'Microsoft YaHei', 'WenQuanYi Micro He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12-06T15:20:26.330000000</dc:date>
    <meta:editing-duration>P5DT17H36M14S</meta:editing-duration>
    <meta:editing-cycles>40</meta:editing-cycles>
    <meta:document-statistic meta:table-count="7" meta:image-count="0" meta:object-count="0" meta:page-count="4" meta:paragraph-count="207" meta:word-count="871" meta:character-count="3042" meta:non-whitespace-character-count="2684"/>
  </office:meta>
</office:document-meta>
</file>